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6408785C2B6.jpg" manifest:media-type="image/jpeg"/>
  <manifest:file-entry manifest:full-path="Pictures/1000000000000640000004B0CA2EBD68.jpg" manifest:media-type="image/jpeg"/>
  <manifest:file-entry manifest:full-path="Pictures/10000000000004B000000640F5F0A6B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5c4" officeooo:paragraph-rsid="001755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064cm, 0cm, 3.8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16cm, 2.208cm, 7.168cm, 2.5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572cm, 7.671cm, 7.567cm, 2.3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748cm" svg:y="0.885cm" svg:width="14.573cm" svg:height="25.848cm" draw:z-index="0"><draw:image xlink:href="Pictures/10000000000004B0000006408785C2B6.jpg" xlink:type="simple" xlink:show="embed" xlink:actuate="onLoad" draw:mime-type="image/jpeg"/></draw:frame>Silvia Aparicio Martín</text:p>
      <text:p text:style-name="Standard"><text:soft-page-break/></text:p>
      <text:p text:style-name="Standard"/>
      <text:p text:style-name="Standard"/>
      <text:p text:style-name="Standard"><draw:frame draw:style-name="fr2" draw:name="Imagen2" text:anchor-type="char" svg:x="-0.894cm" svg:y="0.407cm" svg:width="19.099cm" svg:height="9.192cm" draw:z-index="1"><draw:image xlink:href="Pictures/1000000000000640000004B0CA2EBD68.jpg" xlink:type="simple" xlink:show="embed" xlink:actuate="onLoad" draw:mime-type="image/jpeg"/></draw:frame></text:p>
      <text:p text:style-name="Standard"/>
      <text:p text:style-name="Standard"><draw:frame draw:style-name="fr3" draw:name="Imagen3" text:anchor-type="char" svg:x="1.702cm" svg:y="1.457cm" svg:width="13.785cm" svg:height="19.186cm" draw:z-index="2" draw:transform="translate (-8.5945cm -11.05cm) rotate (1.5707963267949) translate (8.5945cm 11.05cm)"><draw:image xlink:href="Pictures/10000000000004B000000640F5F0A6B8.jpg" xlink:type="simple" xlink:show="embed" xlink:actuate="onLoad" draw:mime-type="image/jpe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22:50:09.031000000</meta:creation-date>
    <dc:date>2024-09-25T22:52:40.913000000</dc:date>
    <meta:editing-duration>PT2M32S</meta:editing-duration>
    <meta:editing-cycles>1</meta:editing-cycles>
    <meta:document-statistic meta:table-count="0" meta:image-count="3" meta:object-count="0" meta:page-count="3" meta:paragraph-count="1" meta:word-count="3" meta:character-count="22" meta:non-whitespace-character-count="20"/>
    <meta:generator>LibreOffice/24.8.1.2$Windows_X86_64 LibreOffice_project/87fa9aec1a63e70835390b81c40bb8993f1d4ff6</meta:generator>
  </office:meta>
</office:document-meta>
</file>